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4" style:display-name="3._Installatie_afronden.4" style:family="table-row">
      <style:table-row-properties style:min-row-height="0.162cm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783d4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3d40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2f2d76"/>
    </style:style>
    <style:style style:name="P26" style:family="paragraph" style:parent-style-name="Standard">
      <style:text-properties officeooo:paragraph-rsid="110daef5"/>
    </style:style>
    <style:style style:name="P27" style:family="paragraph" style:parent-style-name="Footnote">
      <style:text-properties fo:color="#000000" loext:opacity="100%" style:font-name="Liberation Sans" fo:font-size="10pt" fo:language="en" fo:country="GB" officeooo:rsid="0b8e0034" officeooo:paragraph-rsid="1082d31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29" style:family="paragraph" style:parent-style-name="Standard">
      <style:paragraph-properties fo:text-align="center" style:justify-single-word="false"/>
      <style:text-properties officeooo:paragraph-rsid="0daef67d"/>
    </style:style>
    <style:style style:name="P30" style:family="paragraph" style:parent-style-name="Standard">
      <style:text-properties officeooo:paragraph-rsid="0f3ae219"/>
    </style:style>
    <style:style style:name="P31" style:family="paragraph" style:parent-style-name="Standard">
      <style:text-properties officeooo:paragraph-rsid="108c3f62"/>
    </style:style>
    <style:style style:name="P32" style:family="paragraph" style:parent-style-name="Standard">
      <style:text-properties officeooo:paragraph-rsid="1032d175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officeooo:paragraph-rsid="0c8364eb"/>
    </style:style>
    <style:style style:name="P36" style:family="paragraph" style:parent-style-name="Standard">
      <style:text-properties officeooo:paragraph-rsid="1112168b"/>
    </style:style>
    <style:style style:name="P3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8" style:family="paragraph" style:parent-style-name="Standard">
      <style:paragraph-properties fo:text-align="center" style:justify-single-word="false"/>
      <style:text-properties officeooo:paragraph-rsid="0db0d4d1"/>
    </style:style>
    <style:style style:name="P3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40" style:family="paragraph" style:parent-style-name="Standard">
      <style:text-properties officeooo:paragraph-rsid="0daa4aef"/>
    </style:style>
    <style:style style:name="P4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text-properties officeooo:paragraph-rsid="103d33d3"/>
    </style:style>
    <style:style style:name="P47" style:family="paragraph" style:parent-style-name="Footnote">
      <style:text-properties fo:language="en" fo:country="GB" officeooo:paragraph-rsid="1071f730" fo:background-color="transparent"/>
    </style:style>
    <style:style style:name="P48" style:family="paragraph" style:parent-style-name="Footnote">
      <style:text-properties officeooo:paragraph-rsid="0fa0ab6e"/>
    </style:style>
    <style:style style:name="P49" style:family="paragraph" style:parent-style-name="Footnote">
      <style:text-properties officeooo:paragraph-rsid="101b7bd9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Footnote">
      <style:text-properties fo:language="en" fo:country="GB" officeooo:paragraph-rsid="1082d310"/>
    </style:style>
    <style:style style:name="P60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text-properties officeooo:paragraph-rsid="0f4adb30"/>
    </style:style>
    <style:style style:name="P63" style:family="paragraph" style:parent-style-name="Standard">
      <style:text-properties officeooo:paragraph-rsid="0f6d4ef8"/>
    </style:style>
    <style:style style:name="P6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6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6" style:family="paragraph" style:parent-style-name="Standard">
      <style:text-properties officeooo:paragraph-rsid="0ddfbc49"/>
    </style:style>
    <style:style style:name="P6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text-properties officeooo:paragraph-rsid="0f4cd335"/>
    </style:style>
    <style:style style:name="P7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73" style:family="paragraph" style:parent-style-name="Standard">
      <style:paragraph-properties fo:text-align="center" style:justify-single-word="false"/>
      <style:text-properties officeooo:paragraph-rsid="0d804757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75" style:family="paragraph" style:parent-style-name="Footnote">
      <style:text-properties officeooo:rsid="043ccc66" officeooo:paragraph-rsid="0f4dc0dc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7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505c4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9" style:family="paragraph" style:parent-style-name="Standard">
      <style:paragraph-properties fo:text-align="center" style:justify-single-word="false"/>
      <style:text-properties officeooo:paragraph-rsid="0dce9327"/>
    </style:style>
    <style:style style:name="P80" style:family="paragraph" style:parent-style-name="Standard">
      <style:paragraph-properties fo:text-align="center" style:justify-single-word="false"/>
      <style:text-properties officeooo:paragraph-rsid="0cc79a2d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84" style:family="paragraph" style:parent-style-name="Standard">
      <style:text-properties officeooo:paragraph-rsid="0a0f8417"/>
    </style:style>
    <style:style style:name="P8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86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T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856e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style:text-underline-style="none" officeooo:rsid="10856ec6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5eace0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10856ec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officeooo:rsid="10653724"/>
    </style:style>
    <style:style style:name="T3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4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" style:family="text">
      <style:text-properties fo:color="#000000" loext:opacity="100%" fo:font-style="normal" fo:font-weight="normal" officeooo:rsid="0673d7fc" style:font-family-asian="OpenSymbol" style:font-charset-asian="x-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5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1" style:family="text">
      <style:text-properties officeooo:rsid="0f981b1c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95efe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style:font-name="Liberation Sans" fo:font-size="12pt" fo:language="en" fo:country="GB" style:font-size-asian="12pt" style:font-size-complex="12pt"/>
    </style:style>
    <style:style style:name="T72" style:family="text">
      <style:text-properties style:font-name="Liberation Sans" fo:font-size="12pt" fo:language="en" fo:country="GB" officeooo:rsid="10783d40" style:font-size-asian="12pt" style:font-size-complex="12pt"/>
    </style:style>
    <style:style style:name="T73" style:family="text">
      <style:text-properties style:font-name="Liberation Sans" fo:font-size="12pt" fo:language="en" fo:country="GB" officeooo:rsid="108c3f62" style:font-size-asian="12pt" style:font-size-complex="12pt"/>
    </style:style>
    <style:style style:name="T74" style:family="text">
      <style:text-properties fo:language="en" fo:country="GB" officeooo:rsid="10555e93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fo:language="en" fo:country="GB" fo:font-style="normal" fo:font-weight="normal" officeooo:rsid="1068e4f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style:font-name="Liberation Sans" fo:font-size="12pt" fo:language="en" fo:country="GB"/>
    </style:style>
    <style:style style:name="T9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9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style:font-name="Liberation Sans" fo:font-size="10pt" fo:language="en" fo:country="GB" style:font-size-asian="10pt" style:font-size-complex="10pt"/>
    </style:style>
    <style:style style:name="T10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b015fe8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fa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2" style:family="text">
      <style:text-properties fo:color="#000000" loext:opacity="100%" fo:language="en" fo:country="GB" officeooo:rsid="10555e93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27" style:family="text">
      <style:text-properties officeooo:rsid="10b6b930"/>
    </style:style>
    <style:style style:name="T128" style:family="text">
      <style:text-properties officeooo:rsid="1037dad2"/>
    </style:style>
    <style:style style:name="T129" style:family="text">
      <style:text-properties fo:language="en" fo:country="GB" officeooo:rsid="10b6b930"/>
    </style:style>
    <style:style style:name="T130" style:family="text">
      <style:text-properties fo:language="en" fo:country="GB"/>
    </style:style>
    <style:style style:name="T131" style:family="text">
      <style:text-properties fo:language="en" fo:country="GB" officeooo:rsid="10a19599"/>
    </style:style>
    <style:style style:name="T132" style:family="text">
      <style:text-properties fo:language="en" fo:country="GB" officeooo:rsid="104a6b49"/>
    </style:style>
    <style:style style:name="T133" style:family="text">
      <style:text-properties fo:color="#000000" loext:opacity="100%" fo:language="en" fo:country="GB" officeooo:rsid="1049ed3a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1049ed3a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753f10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46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47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51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52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54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56" style:family="text">
      <style:text-properties style:text-line-through-style="none" style:text-line-through-type="none" style:font-name="Liberation Sans3" fo:font-size="12pt" fo:language="en" fo:country="GB" style:text-underline-style="none" officeooo:rsid="0895525b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style:font-name="Liberation Sans" fo:font-size="12pt" fo:language="en" fo:country="GB" officeooo:rsid="0d1ec96e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style:font-name="Liberation Sans" fo:font-size="12pt" fo:language="en" fo:country="GB" officeooo:rsid="0f51b898"/>
    </style:style>
    <style:style style:name="T17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79bdc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7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</text:user-field-decls>
      <text:p text:style-name="P1"><text:span text:style-name="T1">Checklist for installing </text:span><text:span text:style-name="T1"><text:user-field-get text:name="Distro">Ubuntu</text:user-field-get></text:span><text:span text:style-name="T1"><text:s/></text:span><text:span text:style-name="T2">Desktop</text:span><text:span text:style-name="T3">.</text:span></text:p>
      <text:p text:style-name="P2"><text:span text:style-name="Strong_20_Emphasis"><text:span text:style-name="T4"/></text:span></text:p>
      <text:p text:style-name="P3"><text:span text:style-name="Strong_20_Emphasis"><text:span text:style-name="T5"/></text:span></text:p>
      <text:p text:style-name="P4">Fill in the text box after &lt;...&gt;</text:p>
      <text:p text:style-name="P5"><text:span text:style-name="T6">&lt;user</text:span><text:span text:style-name="T7">&gt;</text:span><text:span text:style-name="T8"><text:tab/><text:tab/></text:span><text:span text:style-name="T9"> <text:tab/><text:tab/><text:tab/> </text:span><draw:control text:anchor-type="as-char" svg:y="-0.4cm" draw:z-index="4" draw:name="Gebruiker" draw:style-name="gr1" draw:text-style-name="P6" svg:width="6.002cm" svg:height="0.5cm" draw:control="control3"><svg:title>Gebruiker</svg:title><svg:desc>Volledige naam, bijv. Jan Stek</svg:desc></draw:control><text:tab/><text:span text:style-name="T10">e</text:span><text:span text:style-name="T11">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a</text:span><text:span text:style-name="T17">me</text:span><text:span text:style-name="T7">&gt;</text:span><text:span text:style-name="T18"><text:tab/><text:tab/><text:tab/> </text:span><text:span text:style-name="T18"><draw:control text:anchor-type="as-char" svg:y="-0.4cm" draw:z-index="11" draw:name="Gberuikersnaam 2" draw:style-name="gr1" draw:text-style-name="P6" svg:width="6.002cm" svg:height="0.5cm" draw:control="control10"><svg:title>Gebruikersnaam</svg:title><svg:desc>Korte naam, bijv. jan</svg:desc></draw:control></text:span><text:span text:style-name="T18"><text:tab/></text:span><text:span text:style-name="T19">e</text:span><text:span text:style-name="T20">.g.</text:span><text:span text:style-name="T21"> </text:span><text:span text:style-name="T22">karel</text:span></text:p>
      <text:p text:style-name="P8"><text:span text:style-name="T14">&lt;</text:span><text:span text:style-name="T23">computername</text:span><text:span text:style-name="T7">&gt;</text:span><text:span text:style-name="T24"><text:tab/> </text:span><text:span text:style-name="T16"><draw:control text:anchor-type="as-char" svg:y="-0.4cm" draw:z-index="5" draw:name="Computernaam" draw:style-name="gr1" draw:text-style-name="P6" svg:width="6.002cm" svg:height="0.5cm" draw:control="control4"><svg:title>Computernaam</svg:title><svg:desc>Unieke naam van de computer</svg:desc></draw:control></text:span><text:span text:style-name="T16"><text:tab/></text:span><text:span text:style-name="T25">e</text:span><text:span text:style-name="T20">.g.</text:span><text:span text:style-name="T26"> </text:span><text:span text:style-name="T27">pc0</text:span><text:span text:style-name="T28">1</text:span></text:p>
      <text:p text:style-name="P9"><text:span text:style-name="T6">&lt;</text:span><text:span text:style-name="T29">user</text:span><text:span text:style-name="T7">&gt;</text:span><text:span text:style-name="T30"><text:tab/><text:tab/></text:span><text:span text:style-name="T9"> <text:tab/><text:tab/><text:tab/> </text:span><text:span text:style-name="T31"><draw:control text:anchor-type="as-char" svg:y="-0.4cm" draw:z-index="8" draw:name="Gebruiker 1" draw:style-name="gr1" draw:text-style-name="P6" svg:width="6.002cm" svg:height="0.5cm" draw:control="control7"><svg:title>Gebruiker</svg:title><svg:desc>Volledige naam, bijv. Jan Stek</svg:desc></draw:control></text:span><text:span text:style-name="T31"><text:tab/></text:span><text:span text:style-name="T10">any additional users</text:span></text:p>
      <text:p text:style-name="P7"><text:span text:style-name="T6">&lt;</text:span><text:span text:style-name="T29">user</text:span><text:span text:style-name="T32">n</text:span><text:span text:style-name="T33">a</text:span><text:span text:style-name="T7">me&gt;</text:span><text:span text:style-name="T34"><text:tab/><text:tab/><text:tab/> </text:span><text:span text:style-name="T18"><draw:control text:anchor-type="as-char" svg:y="-0.4cm" draw:z-index="9" draw:name="Gberuikersnaam 1" draw:style-name="gr1" draw:text-style-name="P6" svg:width="6.002cm" svg:height="0.5cm" draw:control="control8"><svg:title>Gebruikersnaam</svg:title><svg:desc>Korte naam, bijv. jan</svg:desc></draw:control></text:span><text:span text:style-name="T18"><text:tab/></text:span><text:span text:style-name="T35">any additional users</text:span></text:p>
      <text:p text:style-name="P10"><text:span text:style-name="T36">r</text:span>eplace &lt;...&gt; in this checklist with the value in the text box.</text:p>
      <text:p text:style-name="P11"/>
      <text:p text:style-name="P11"/>
      <text:p text:style-name="P12"><text:span text:style-name="Strong_20_Emphasis"><text:span text:style-name="T37">Not yet on Linux?</text:span></text:span><text:span text:style-name="T38"><text:tab/></text:span><text:span text:style-name="T39">Use</text:span><text:span text:style-name="T40"> </text:span><text:span text:style-name="Strong_20_Emphasis"><text:span text:style-name="T41">Checklist </text:span></text:span><text:span text:style-name="Strong_20_Emphasis"><text:span text:style-name="T42">transfer</text:span></text:span><text:span text:style-name="T40"> o</text:span><text:span text:style-name="T43">n</text:span><text:span text:style-name="T40"> </text:span><text:a xlink:type="simple" xlink:href="https://karelzimmer.nl/html/en/home.html" text:style-name="Internet_20_link" text:visited-style-name="Visited_20_Internet_20_Link"><text:span text:style-name="Internet_20_link"><text:span text:style-name="T44">karelzimmer.nl/en</text:span></text:span></text:a><text:span text:style-name="T45">.</text:span></text:p>
      <text:p text:style-name="P13"><text:span text:style-name="Strong_20_Emphasis"><text:span text:style-name="T46">New installation?<text:tab/></text:span></text:span><text:span text:style-name="T47"><text:tab/></text:span><text:span text:style-name="T48">Start at chapter</text:span><text:span text:style-name="T47"> </text:span><text:span text:style-name="Strong_20_Emphasis"><text:span text:style-name="T46"><text:bookmark-ref text:reference-format="page" text:ref-name="__RefNumPara__4009_1271708128">2</text:bookmark-ref></text:span></text:span><text:span text:style-name="Strong_20_Emphasis"><text:span text:style-name="T46"><text:s text:c="2"/></text:span></text:span><text:span text:style-name="Strong_20_Emphasis"><text:span text:style-name="T49"><text:bookmark-ref text:reference-format="text" text:ref-name="__RefNumPara__4009_1271708128">Perform installation</text:bookmark-ref></text:span></text:span><text:span text:style-name="T50">.</text:span></text:p>
      <text:p text:style-name="P14"/>
      <text:p text:style-name="P14"/>
      <text:list text:style-name="L1">
        <text:list-item>
          <text:p text:style-name="P15"><text:bookmark-start text:name="__RefNumPara__4083_1271708128"/>Prepar<text:span text:style-name="T51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2"><draw:control text:anchor-type="as-char" draw:z-index="7" draw:name="Vorm3_0" draw:style-name="gr2" draw:text-style-name="P1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2"><draw:control text:anchor-type="as-char" draw:z-index="13" draw:name="Vorm3_ 1" draw:style-name="gr2" draw:text-style-name="P1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20"><text:span text:style-name="T53">Log in as </text:span><text:span text:style-name="T54">&lt;user</text:span><text:span text:style-name="T55">&gt;</text:span><text:span text:style-name="T56"><text:note text:id="ftn1" text:note-class="footnote"><text:note-citation>1</text:note-citation><text:note-body><text:p text:style-name="P21"><text:span text:style-name="T57">Login any additional </text:span><text:span text:style-name="T58">users</text:span><text:span text:style-name="T59"> </text:span><text:span text:style-name="T57">and follow the same steps.</text:span></text:p></text:note-body></text:note></text:span><text:span text:style-name="T60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1"><draw:control text:anchor-type="as-char" draw:z-index="16" draw:name="Vorm 4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62">T</text:span><text:span text:style-name="T63">ype</text:span><text:span text:style-name="T64"> </text:span><text:span text:style-name="User_20_Entry"><text:span text:style-name="T65">t</text:span></text:span><text:span text:style-name="User_20_Entry"><text:span text:style-name="T66">erm</text:span></text:span><text:span text:style-name="T67"> on the activities overview</text:span><text:span text:style-name="T68"><text:note text:id="ftn2" text:note-class="footnote"><text:note-citation>2</text:note-citation><text:note-body><text:p text:style-name="P27">Press the Super (Windows/command/magnifier) key or click in the upper left corner.</text:p></text:note-body></text:note></text:span><text:span text:style-name="T67"> and click on the </text:span><text:span text:style-name="Strong_20_Emphasis"><text:span text:style-name="T69">Terminal</text:span></text:span><text:span text:style-name="T67"> icon.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0"/></text:span></text:p>
          </table:table-cell>
          <table:table-cell table:style-name="_31_._5f_Installatie_5f_voorbereiden.D4" office:value-type="string">
            <text:p text:style-name="P30"><text:span text:style-name="T71">Type the</text:span><text:span text:style-name="T72"> following</text:span><text:span text:style-name="T71"> </text:span><text:span text:style-name="T73">three</text:span><text:span text:style-name="T71"> commands, each followed by the </text:span><text:span text:style-name="T74">Enter</text:span><text:span text:style-name="T71"> key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4" office:value-type="string">
            <text:p text:style-name="P31"><text:span text:style-name="User_20_Entry"><text:span text:style-name="T75">sudo apt install </text:span></text:span><text:span text:style-name="User_20_Entry"><text:span text:style-name="T76">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32"><text:span text:style-name="User_20_Entry"><text:span text:style-name="T76">wget karelzimmer.nl/</text:span></text:span><text:span text:style-name="User_20_Entry"><text:span text:style-name="T77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32"><text:span text:style-name="User_20_Entry"><text:span text:style-name="T76">bash </text:span></text:span><text:span text:style-name="User_20_Entry"><text:span text:style-name="T78">get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4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1"><draw:control text:anchor-type="as-char" draw:z-index="17" draw:name="Vorm 6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1"><draw:control text:anchor-type="as-char" draw:z-index="18" draw:name="Vorm 7" draw:style-name="gr2" draw:text-style-name="P19" svg:width="0.35cm" svg:height="0.35cm" draw:control="control17"/></text:span></text:span></text:p>
          </table:table-cell>
          <table:table-cell table:style-name="_31_._5f_Installatie_5f_voorbereiden.D10" office:value-type="string">
            <text:p text:style-name="P36"><text:span text:style-name="T79">T</text:span><text:span text:style-name="T80">ype </text:span><text:span text:style-name="User_20_Entry"><text:span text:style-name="T81">m</text:span></text:span><text:span text:style-name="User_20_Entry"><text:span text:style-name="T82">enu</text:span></text:span><text:span text:style-name="T80"> </text:span><text:span text:style-name="T67">on the activities overview and click </text:span><text:span text:style-name="T80">the </text:span><text:span text:style-name="Strong_20_Emphasis"><text:span text:style-name="T83">Install</text:span></text:span><text:span text:style-name="Strong_20_Emphasis"><text:span text:style-name="T84">ation</text:span></text:span><text:span text:style-name="Strong_20_Emphasis"><text:span text:style-name="T83"> menu</text:span></text:span><text:span text:style-name="T80"> icon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40"><text:span text:style-name="T85">Select </text:span><text:span text:style-name="Strong_20_Emphasis"><text:span text:style-name="T86">1</text:span></text:span><text:span text:style-name="T85"> Prepar</text:span><text:span text:style-name="T87">e</text:span><text:span text:style-name="T85"> installation</text:span><text:span text:style-name="T88">. 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12" office:value-type="string">
            <text:p text:style-name="P34">Follow the instructions on the screen.</text:p>
          </table:table-cell>
        </table:table-row>
      </table:table>
      <text:p text:style-name="P42"/>
      <text:list text:continue-numbering="true" text:style-name="L1">
        <text:list-item>
          <text:p text:style-name="P43"><text:bookmark-start text:name="__RefNumPara__4009_1271708128"/><text:span text:style-name="Strong_20_Emphasis"><text:span text:style-name="T89">Perform installation</text:span></text:span>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45"><text:span text:style-name="Strong_20_Emphasis"><text:span text:style-name="T61"><draw:control text:anchor-type="as-char" draw:z-index="2" draw:name="Vorm9" draw:style-name="gr2" draw:text-style-name="P1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6"><text:span text:style-name="T90">Boot the computer from</text:span><text:span text:style-name="T91"><text:note text:id="ftn3" text:note-class="footnote"><text:note-citation>1</text:note-citation><text:note-body><text:p text:style-name="P47"><text:span text:style-name="T92">Boot menu/Setup via one of the </text:span><text:span text:style-name="T93">f</text:span><text:span text:style-name="T92">requently used keys:</text:span><text:span text:style-name="T94"> </text:span><text:span text:style-name="T95">Esc</text:span><text:span text:style-name="T96">, </text:span><text:span text:style-name="T95">Delete</text:span><text:span text:style-name="T96">, </text:span><text:span text:style-name="T95">F1</text:span><text:span text:style-name="T96">, </text:span><text:span text:style-name="T95">F2</text:span><text:span text:style-name="T96">, </text:span><text:span text:style-name="T95">F9</text:span><text:span text:style-name="T96">, </text:span><text:span text:style-name="T95">F10</text:span><text:span text:style-name="T96">, </text:span><text:span text:style-name="T95">F11</text:span><text:span text:style-name="T96">, or </text:span><text:span text:style-name="T95">F12</text:span></text:p></text:note-body></text:note></text:span><text:span text:style-name="T90"> an</text:span><text:span text:style-name="T97"> </text:span><text:span text:style-name="T98"><text:user-field-get text:name="Distro">Ubuntu</text:user-field-get></text:span><text:span text:style-name="T99"><text:s/></text:span><text:span text:style-name="T100">Desktop </text:span><text:span text:style-name="T101">L</text:span><text:span text:style-name="T102">ive</text:span><text:span text:style-name="T102"><text:note text:id="ftn4" text:note-class="footnote"><text:note-citation>2</text:note-citation><text:note-body><text:p text:style-name="P48"><text:span text:style-name="T103">From a Live USB stick you can boot and work with </text:span><text:span text:style-name="Strong_20_Emphasis"><text:span text:style-name="T104"><text:user-field-get text:name="Distro">Ubuntu</text:user-field-get></text:span></text:span><text:span text:style-name="Strong_20_Emphasis"><text:span text:style-name="T104"><text:s/></text:span></text:span><text:span text:style-name="T103">without modifying any files on the hard drive and also allows installation of </text:span><text:span text:style-name="Strong_20_Emphasis"><text:span text:style-name="T104"><text:user-field-get text:name="Distro">Ubuntu</text:user-field-get></text:span></text:span><text:span text:style-name="Strong_20_Emphasis"><text:span text:style-name="T104">.</text:span></text:span></text:p></text:note-body></text:note></text:span><text:span text:style-name="T90"> USB stick</text:span><text:span text:style-name="T105"><text:note text:id="ftn5" text:note-class="footnote"><text:note-citation>3</text:note-citation><text:note-body><text:p text:style-name="P49"><text:span text:style-name="T106">Create a bootable USB stick:<text:line-break/>Download a </text:span><text:span text:style-name="Sterk_20_accent_20_voetnoot"><text:span text:style-name="T107"><text:user-field-get text:name="Distro">Ubuntu</text:user-field-get></text:span></text:span><text:span text:style-name="Sterk_20_accent_20_voetnoot"><text:span text:style-name="T107"><text:s/>Desktop</text:span></text:span><text:span text:style-name="Sterk_20_accent_20_voetnoot"><text:span text:style-name="T108"> </text:span></text:span><text:span text:style-name="T106">image from </text:span><text:a xlink:type="simple" xlink:href="https://ubuntu.com/" text:style-name="Internet_20_link" text:visited-style-name="Visited_20_Internet_20_Link"><text:span text:style-name="T109">ubuntu.com</text:span></text:a><text:span text:style-name="T110">.</text:span><text:span text:style-name="T106"><text:line-break/></text:span><text:span text:style-name="T111">The next steps are described in </text:span><text:span text:style-name="Sterk_20_accent_20_voetnoot"><text:span text:style-name="T112">Linux informati</text:span></text:span><text:span text:style-name="Sterk_20_accent_20_voetnoot"><text:span text:style-name="T113">on</text:span></text:span><text:span text:style-name="T111">, which can be found at </text:span><text:a xlink:type="simple" xlink:href="https://karelzimmer.nl/en" text:style-name="Internet_20_link" text:visited-style-name="Visited_20_Internet_20_Link"><text:span text:style-name="T114">karelzimmer.nl/en</text:span></text:a><text:span text:style-name="T111">.</text:span></text:p></text:note-body></text:note></text:span><text:span text:style-name="T90">.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2" office:value-type="string">
            <text:p text:style-name="P50"><text:span text:style-name="T115">Select</text:span><text:span text:style-name="T116"> </text:span><text:span text:style-name="Strong_20_Emphasis"><text:span text:style-name="T117">Try or I</text:span></text:span><text:span text:style-name="Strong_20_Emphasis"><text:span text:style-name="T118">n</text:span></text:span><text:span text:style-name="Strong_20_Emphasis"><text:span text:style-name="T119">stall Ubuntu</text:span></text:span><text:span text:style-name="T120"> </text:span><text:span text:style-name="T121">and press the </text:span><text:span text:style-name="T122">Enter</text:span><text:span text:style-name="T123"> </text:span><text:span text:style-name="T124">key</text:span><text:span text:style-name="T123">.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3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3"><text:span text:style-name="Strong_20_Emphasis"><text:span text:style-name="T70"><draw:control text:anchor-type="as-char" draw:z-index="25" draw:name="Vorm 2" draw:style-name="gr2" draw:text-style-name="P19" svg:width="0.35cm" svg:height="0.35cm" draw:control="control24"/></text:span></text:span></text:p>
          </table:table-cell>
          <table:table-cell table:style-name="_32_._5f_Installatie_5f_uitvoeren.C5" office:value-type="string">
            <text:p text:style-name="P54"><text:span text:style-name="T125">Connect to the </text:span><text:span text:style-name="T126">network</text:span><text:span text:style-name="T125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0" draw:style-name="gr2" draw:text-style-name="P19" svg:width="0.35cm" svg:height="0.35cm" draw:control="control22"/></text:span></text:p>
          </table:table-cell>
          <table:table-cell table:style-name="_32_._5f_Installatie_5f_uitvoeren.C5" office:value-type="string">
            <text:p text:style-name="Standard"><text:span text:style-name="T127">At</text:span> <text:span text:style-name="Strong_20_Emphasis"><text:span text:style-name="T128">Select your ke</text:span></text:span><text:span text:style-name="Strong_20_Emphasis"><text:span text:style-name="T127">yboard </text:span></text:span><text:span text:style-name="Strong_20_Emphasis"><text:span text:style-name="T128">layout</text:span></text:span>: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29">Choose</text:span><text:span text:style-name="T130"> </text:span><text:span text:style-name="Strong_20_Emphasis"><text:span text:style-name="T130">English (US)</text:span></text:span><text:span text:style-name="T130"> </text:span><text:span text:style-name="T129">a</text:span><text:span text:style-name="T131">n</text:span><text:span text:style-name="T129">d </text:span><text:span text:style-name="T132">variant</text:span><text:span text:style-name="T129"> </text:span><text:span text:style-name="Strong_20_Emphasis"><text:span text:style-name="T131">English (US, intl., with dead keys)</text:span></text:span><text:span text:style-name="T131"> </text:span><text:span text:style-name="T133">and click </text:span><text:span text:style-name="Strong_20_Emphasis"><text:span text:style-name="T133">Next</text:span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1" draw:style-name="gr2" draw:text-style-name="P19" svg:width="0.35cm" svg:height="0.35cm" draw:control="control23"/></text:span></text:p>
          </table:table-cell>
          <table:table-cell table:style-name="_32_._5f_Installatie_5f_uitvoeren.C5" office:value-type="string">
            <text:p text:style-name="Standard"><text:span text:style-name="T134">At</text:span><text:span text:style-name="T135"> </text:span><text:span text:style-name="Strong_20_Emphasis"><text:span text:style-name="T136">What apps would you like to install to start with?</text:span></text:span><text:span text:style-name="T136"> </text:span><text:span text:style-name="T134">choose</text:span><text:span text:style-name="T136"> </text:span><text:span text:style-name="Strong_20_Emphasis"><text:span text:style-name="T136">Extended selection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37">and click </text:span><text:span text:style-name="Strong_20_Emphasis"><text:span text:style-name="T138">Next</text:span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 1" draw:style-name="gr2" draw:text-style-name="P19" svg:width="0.35cm" svg:height="0.35cm" draw:control="control9"/></text:span></text:p>
          </table:table-cell>
          <table:table-cell table:style-name="_32_._5f_Installatie_5f_uitvoeren.C14" office:value-type="string">
            <text:p text:style-name="Standard"><text:span text:style-name="T139">At</text:span><text:span text:style-name="T140"> </text:span><text:span text:style-name="Strong_20_Emphasis"><text:span text:style-name="T141">Create your account</text:span></text:span><text:span text:style-name="T142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5" office:value-type="string">
            <text:p text:style-name="P55"><text:span text:style-name="T143">E</text:span><text:span text:style-name="T140">nter your </text:span><text:span text:style-name="T144">Your n</text:span><text:span text:style-name="T145">ame </text:span><text:span text:style-name="T146">&lt;user</text:span><text:span text:style-name="T147">&gt;</text:span><text:span text:style-name="T148">, <text:line-break/></text:span><text:span text:style-name="T149">Y</text:span><text:span text:style-name="Strong_20_Emphasis"><text:span text:style-name="T150">our computer</text:span></text:span><text:span text:style-name="Strong_20_Emphasis"><text:span text:style-name="T149">'s name</text:span></text:span><text:span text:style-name="T151"> &lt;computerna</text:span><text:span text:style-name="T152">me&gt;</text:span><text:span text:style-name="T153">,</text:span><text:span text:style-name="Strong_20_Emphasis"><text:span text:style-name="T154"><text:line-break/></text:span></text:span><text:span text:style-name="Strong_20_Emphasis"><text:span text:style-name="T155">Pick</text:span></text:span><text:span text:style-name="Strong_20_Emphasis"><text:span text:style-name="T156"> a usernam</text:span></text:span><text:span text:style-name="T150">e</text:span><text:span text:style-name="T153"> &lt;</text:span><text:span text:style-name="T151">USERna</text:span><text:span text:style-name="T152">me&gt;</text:span><text:span text:style-name="T153">,</text:span><text:span text:style-name="Strong_20_Emphasis"><text:span text:style-name="T154"><text:line-break/></text:span></text:span><text:span text:style-name="T157">enter a </text:span><text:span text:style-name="Strong_20_Emphasis"><text:span text:style-name="T158">password</text:span></text:span><text:span text:style-name="T157"> twice </text:span><text:span text:style-name="T137">and click </text:span><text:span text:style-name="Strong_20_Emphasis"><text:span text:style-name="T138">Next</text:span></text:span><text:span text:style-name="T137">.</text:span></text:p>
          </table:table-cell>
        </table:table-row>
      </table:table>
      <text:p text:style-name="P56"><text:span text:style-name="Strong_20_Emphasis"><text:span text:style-name="T159"/></text:span></text:p>
      <text:list text:continue-numbering="true" text:style-name="L1">
        <text:list-item>
          <text:p text:style-name="P57"><text:span text:style-name="Strong_20_Emphasis"><text:span text:style-name="T160">Finish installation</text:span></text:span></text:p>
        </text:list-item>
      </text:list>
      <text:p text:style-name="P58"><text:span text:style-name="Strong_20_Emphasis"><text:span text:style-name="T16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2" draw:text-style-name="P19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161">Log in as </text:span><text:span text:style-name="T162">&lt;user</text:span><text:span text:style-name="T163">&gt;</text:span><text:span text:style-name="T161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 1" draw:style-name="gr2" draw:text-style-name="P19" svg:width="0.35cm" svg:height="0.35cm" draw:control="control13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 table:style-name="_33_._5f_Installatie_5f_afronden.4"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9" draw:name="Vorm4" draw:style-name="gr2" draw:text-style-name="P19" svg:width="0.35cm" svg:height="0.35cm" draw:control="control18"/></text:span></text:p>
          </table:table-cell>
          <table:table-cell table:style-name="_33_._5f_Installatie_5f_afronden.C5" office:value-type="string">
            <text:p text:style-name="P26"><text:span text:style-name="T62">T</text:span><text:span text:style-name="T63">ype</text:span><text:span text:style-name="T64"> </text:span><text:span text:style-name="User_20_Entry"><text:span text:style-name="T65">t</text:span></text:span><text:span text:style-name="User_20_Entry"><text:span text:style-name="T66">erm</text:span></text:span><text:span text:style-name="T67"> on the activities overview</text:span><text:span text:style-name="T68"><text:note text:id="ftn6" text:note-class="footnote"><text:note-citation>1</text:note-citation><text:note-body><text:p text:style-name="P59"><text:span text:style-name="T164">Press the Super (Windows/command/magnifier) key or click in the upper left corner.</text:span><text:span text:style-name="T164"/></text:p></text:note-body></text:note></text:span><text:span text:style-name="T67"> and click on the </text:span><text:span text:style-name="Strong_20_Emphasis"><text:span text:style-name="T69">Terminal</text:span></text:span><text:span text:style-name="T67"> icon.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1"><text:span text:style-name="Strong_20_Emphasis"><text:span text:style-name="T70"/></text:span></text:p>
          </table:table-cell>
          <table:table-cell table:style-name="_33_._5f_Installatie_5f_afronden.C6" office:value-type="string">
            <text:p text:style-name="P62"><text:span text:style-name="T165">Type the </text:span><text:span text:style-name="T72">following </text:span><text:span text:style-name="T165">t</text:span><text:span text:style-name="T73">hree</text:span><text:span text:style-name="T165"> commands, each followed by the </text:span><text:span text:style-name="T74">Enter</text:span><text:span text:style-name="T165"> key: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6" office:value-type="string">
            <text:p text:style-name="P31"><text:span text:style-name="User_20_Entry"><text:span text:style-name="T75">sudo apt install </text:span></text:span><text:span text:style-name="User_20_Entry"><text:span text:style-name="T76">wget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63"><text:span text:style-name="User_20_Entry"><text:span text:style-name="T76">wget karelzimmer.nl/</text:span></text:span><text:span text:style-name="User_20_Entry"><text:span text:style-name="T77">getkz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9" office:value-type="string">
            <text:p text:style-name="P32"><text:span text:style-name="User_20_Entry"><text:span text:style-name="T76">bash </text:span></text:span><text:span text:style-name="User_20_Entry"><text:span text:style-name="T78">getkz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0" office:value-type="string">
            <text:p text:style-name="P65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1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25"><text:span text:style-name="Strong_20_Emphasis"><text:span text:style-name="T61"><draw:control text:anchor-type="as-char" draw:z-index="20" draw:name="Vorm 3" draw:style-name="gr2" draw:text-style-name="P19" svg:width="0.35cm" svg:height="0.35cm" draw:control="control19"/></text:span></text:span></text:p>
          </table:table-cell>
          <table:table-cell table:style-name="_33_._5f_Installatie_5f_afronden.C12" office:value-type="string">
            <text:p text:style-name="P36"><text:span text:style-name="T79">T</text:span><text:span text:style-name="T80">ype </text:span><text:span text:style-name="User_20_Entry"><text:span text:style-name="T81">m</text:span></text:span><text:span text:style-name="User_20_Entry"><text:span text:style-name="T82">enu</text:span></text:span><text:span text:style-name="T80"> </text:span><text:span text:style-name="T67">on the activities overview and click </text:span><text:span text:style-name="T80">the </text:span><text:span text:style-name="Strong_20_Emphasis"><text:span text:style-name="T83">Install</text:span></text:span><text:span text:style-name="Strong_20_Emphasis"><text:span text:style-name="T84">ation</text:span></text:span><text:span text:style-name="Strong_20_Emphasis"><text:span text:style-name="T83"> menu</text:span></text:span><text:span text:style-name="T80"> icon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8"><text:span text:style-name="Strong_20_Emphasis"><text:span text:style-name="T70"/></text:span></text:p>
          </table:table-cell>
          <table:table-cell table:style-name="_33_._5f_Installatie_5f_afronden.C13" office:value-type="string">
            <text:p text:style-name="P69"><text:span text:style-name="T166">Se</text:span><text:span text:style-name="T167">lect</text:span><text:span text:style-name="T166"> </text:span><text:span text:style-name="Strong_20_Emphasis"><text:span text:style-name="T168">3</text:span></text:span><text:span text:style-name="T169"> </text:span><text:span text:style-name="T170">Finish installatio</text:span><text:span text:style-name="T171">n</text:span><text:span text:style-name="T85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4" office:value-type="string">
            <text:p text:style-name="P70">Follow the instructions on the screen.</text:p>
          </table:table-cell>
        </table:table-row>
      </table:table>
      <text:p text:style-name="P58"><text:span text:style-name="Strong_20_Emphasis"><text:span text:style-name="T161"/></text:span></text:p>
      <text:list text:continue-numbering="true" text:style-name="L1">
        <text:list-item>
          <text:p text:style-name="P71"><text:span text:style-name="Strong_20_Emphasis"><text:span text:style-name="T172">S</text:span></text:span><text:span text:style-name="Strong_20_Emphasis"><text:span text:style-name="T173">et up user</text:span></text:span></text:p>
        </text:list-item>
      </text:list>
      <text:p text:style-name="P7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><text:span text:style-name="T61"><draw:control text:anchor-type="as-char" draw:z-index="6" draw:name="Vorm40_0" draw:style-name="gr2" draw:text-style-name="P19" svg:width="0.35cm" svg:height="0.35cm" draw:control="control5"/></text:span></text:p>
          </table:table-cell>
          <table:table-cell table:style-name="Tabel2.A1" office:value-type="string">
            <text:p text:style-name="P73"><text:span text:style-name="T61"><draw:control text:anchor-type="as-char" draw:z-index="12" draw:name="Vorm40_ 1" draw:style-name="gr2" draw:text-style-name="P19" svg:width="0.35cm" svg:height="0.35cm" draw:control="control11"/></text:span></text:p>
          </table:table-cell>
          <table:table-cell table:style-name="Tabel2.D1" office:value-type="string">
            <text:p text:style-name="P74"><text:span text:style-name="T174">Log in as</text:span><text:span text:style-name="T161"> </text:span><text:span text:style-name="T162">&lt;user</text:span><text:span text:style-name="T163">&gt;</text:span><text:span text:style-name="T175"><text:note text:id="ftn7" text:note-class="footnote"><text:note-citation>1</text:note-citation><text:note-body><text:p text:style-name="P75"><text:span text:style-name="T176">Login any additional </text:span><text:span text:style-name="T177">users</text:span><text:span text:style-name="T178"> </text:span><text:span text:style-name="T176">and follow the same steps.</text:span></text:p></text:note-body></text:note></text:span><text:span text:style-name="T161">.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7"><text:span text:style-name="T179"><draw:control text:anchor-type="as-char" draw:z-index="15" draw:name="Vorm4_ 2" draw:style-name="gr2" draw:text-style-name="P19" svg:width="0.35cm" svg:height="0.35cm" draw:control="control14"/></text:span></text:p>
          </table:table-cell>
          <table:table-cell table:style-name="Tabel2.D2" office:value-type="string">
            <text:p text:style-name="P78">Follow the welcome screens.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25"><text:span text:style-name="T61"><draw:control text:anchor-type="as-char" draw:z-index="21" draw:name="Vorm 8" draw:style-name="gr2" draw:text-style-name="P19" svg:width="0.35cm" svg:height="0.35cm" draw:control="control20"/></text:span></text:p>
          </table:table-cell>
          <table:table-cell table:style-name="Tabel2.A1" office:value-type="string">
            <text:p text:style-name="P25"><text:span text:style-name="T61"><draw:control text:anchor-type="as-char" draw:z-index="22" draw:name="Vorm 9" draw:style-name="gr2" draw:text-style-name="P19" svg:width="0.35cm" svg:height="0.35cm" draw:control="control21"/></text:span></text:p>
          </table:table-cell>
          <table:table-cell table:style-name="Tabel2.D5" office:value-type="string">
            <text:p text:style-name="P36"><text:span text:style-name="T79">T</text:span><text:span text:style-name="T80">ype </text:span><text:span text:style-name="User_20_Entry"><text:span text:style-name="T81">m</text:span></text:span><text:span text:style-name="User_20_Entry"><text:span text:style-name="T82">enu</text:span></text:span><text:span text:style-name="T80"> </text:span><text:span text:style-name="T67">on the activities overview and click </text:span><text:span text:style-name="T80">the </text:span><text:span text:style-name="Strong_20_Emphasis"><text:span text:style-name="T83">Install</text:span></text:span><text:span text:style-name="Strong_20_Emphasis"><text:span text:style-name="T84">ation</text:span></text:span><text:span text:style-name="Strong_20_Emphasis"><text:span text:style-name="T83"> menu</text:span></text:span><text:span text:style-name="T80"> icon.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6" office:value-type="string">
            <text:p text:style-name="P81"><text:span text:style-name="T180">Select</text:span><text:span text:style-name="T166"> </text:span><text:span text:style-name="Strong_20_Emphasis"><text:span text:style-name="T168">4</text:span></text:span><text:span text:style-name="T181"> </text:span><text:span text:style-name="T182">Set up user</text:span><text:span text:style-name="T85">.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7" office:value-type="string">
            <text:p text:style-name="P82">Follow the instructions on the screen.</text:p>
          </table:table-cell>
        </table:table-row>
      </table:table>
      <text:p text:style-name="P83"/>
      <text:p text:style-name="P84"/>
      <text:p text:style-name="P85"><text:span text:style-name="T183">End of checklist,</text:span><text:span text:style-name="T184"> </text:span><text:span text:style-name="T185"><text:user-field-get text:name="Distro">Ubuntu</text:user-field-get></text:span><text:span text:style-name="T186"><text:s/></text:span><text:span text:style-name="T187">Desktop</text:span><text:span text:style-name="T188"> </text:span><text:span text:style-name="T183">installation is complete.</text:span></text:p>
      <text:p text:style-name="P86"/>
      <text:p text:style-name="P87"><text:span text:style-name="T189">Written</text:span><text:span text:style-name="T190"> </text:span><text:span text:style-name="T189">by</text:span><text:span text:style-name="T190"> </text:span><text:a xlink:type="simple" xlink:href="mailto:info@karelzimmer.nl?subject=Checklist%20installation%20Linux" text:style-name="Internet_20_link" text:visited-style-name="Visited_20_Internet_20_Link"><text:span text:style-name="T191">Karel Zimmer</text:span></text:a><text:span text:style-name="T192">.</text:span></text:p>
      <text:p text:style-name="P88"><text:span text:style-name="T193">License </text:span><text:span text:style-name="T194">C</text:span><text:span text:style-name="T195">C0</text:span><text:span text:style-name="T192"> 1.0 </text:span><text:span text:style-name="T196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6"><text:s/></text:span><text:span text:style-name="T196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5-08-11T15:22:54.462737585">11/08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1T15:22:54.366206592</dc:date>
    <meta:keyword>Installatie</meta:keyword>
    <meta:keyword>Checklist</meta:keyword>
    <meta:keyword>Linux</meta:keyword>
    <meta:editing-cycles>6986</meta:editing-cycles>
    <meta:editing-duration>P12DT9H11M53S</meta:editing-duration>
    <dc:creator>Karel Zimmer</dc:creator>
    <meta:printed-by>Karel Zimmer</meta:printed-by>
    <meta:print-date>2024-11-09T12:46:11.584489460</meta:print-date>
    <meta:document-statistic meta:table-count="4" meta:image-count="2" meta:object-count="0" meta:page-count="4" meta:paragraph-count="81" meta:word-count="467" meta:character-count="2917" meta:non-whitespace-character-count="2485"/>
    <meta:user-defined meta:name="Info 1"/>
    <meta:user-defined meta:name="Info 2"/>
    <meta:user-defined meta:name="Info 3"/>
    <meta:user-defined meta:name="Info 4"/>
  </office:meta>
</office:document-meta>
</file>